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90000266800001DFAD4074A2A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9.831cm" svg:height="7.674cm" svg:x="0.002cm" svg:y="1.058cm"><draw:image xlink:href="Pictures/200001090000266800001DFAD4074A2A.svm" xlink:type="simple" xlink:show="embed" xlink:actuate="onLoad"><text:p/></draw:image></draw:frame>Usin luokkakaavi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H</meta:initial-creator>
    <meta:creation-date>2012-04-17T22:07:32.60</meta:creation-date>
    <dc:date>2012-04-17T22:11:32.02</dc:date>
    <dc:creator>J H</dc:creator>
    <meta:editing-duration>PT3M5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2" meta:character-count="18"/>
  </office:meta>
</office:document-meta>
</file>